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889in"/>
    </style:style>
    <style:style style:name="Table1.B" style:family="table-column">
      <style:table-column-properties style:column-width="6.20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4889in"/>
    </style:style>
    <style:style style:name="Table2.B" style:family="table-column">
      <style:table-column-properties style:column-width="6.204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paragraph-rsid="000892f4" style:font-weight-asian="bold" style:font-weight-complex="bold"/>
    </style:style>
    <style:style style:name="P2" style:family="paragraph" style:parent-style-name="Text_20_body">
      <style:text-properties fo:font-weight="normal" officeooo:paragraph-rsid="000892f4" style:font-weight-asian="normal" style:font-weight-complex="normal"/>
    </style:style>
    <style:style style:name="P3" style:family="paragraph" style:parent-style-name="Horizontal_20_Line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8" style:family="paragraph" style:parent-style-name="Preformatted_20_Text">
      <style:paragraph-properties fo:margin-top="0in" fo:margin-bottom="0.0972in" style:contextual-spacing="false" fo:line-height="115%" style:writing-mode="lr-tb"/>
    </style:style>
    <style:style style:name="P9" style:family="paragraph" style:parent-style-name="Standard">
      <style:paragraph-properties fo:break-before="page"/>
      <style:text-properties fo:font-weight="bold" officeooo:paragraph-rsid="000892f4" style:font-weight-asian="bold" style:font-weight-complex="bold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Standard">
      <style:text-properties fo:font-weight="normal" officeooo:paragraph-rsid="000892f4" style:font-weight-asian="normal" style:font-weight-complex="normal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>
      <style:paragraph-properties fo:break-before="page"/>
      <style:text-properties fo:font-weight="bold" officeooo:paragraph-rsid="000892f4" style:font-weight-asian="bold" style:font-weight-complex="bold"/>
    </style:style>
    <style:style style:name="P25" style:family="paragraph" style:parent-style-name="Text_20_body">
      <style:text-properties fo:font-weight="bold" officeooo:paragraph-rsid="000892f4" style:font-weight-asian="bold" style:font-weight-complex="bold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Horizontal_20_Line">
      <style:paragraph-properties fo:margin-top="0in" fo:margin-bottom="0.0972in" style:contextual-spacing="false" fo:line-height="115%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top="0in" fo:margin-bottom="0.0972in" style:contextual-spacing="false" fo:line-height="115%" fo:break-before="pag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top="0in" fo:margin-bottom="0.0972in" style:contextual-spacing="false" fo:line-height="115%"/>
      <style:text-properties fo:font-weight="normal" style:font-weight-asian="normal" style:font-weight-complex="normal"/>
    </style:style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Horizontal_20_Line">
      <style:paragraph-properties fo:margin-top="0in" fo:margin-bottom="0.0972in" style:contextual-spacing="false" fo:line-height="115%" fo:break-before="page"/>
      <style:text-properties fo:font-weight="normal" style:font-weight-asian="normal" style:font-weight-complex="normal"/>
    </style:style>
    <style:style style:name="P37" style:family="paragraph" style:parent-style-name="Heading_20_1">
      <style:paragraph-properties fo:margin-top="0in" fo:margin-bottom="0.0972in" style:contextual-spacing="false" fo:line-height="115%"/>
      <style:text-properties fo:font-weight="normal" style:font-weight-asian="normal" style:font-weight-complex="normal"/>
    </style:style>
    <style:style style:name="P38" style:family="paragraph" style:parent-style-name="Text_20_body">
      <style:paragraph-properties fo:margin-top="0in" fo:margin-bottom="0.0972in" style:contextual-spacing="false" fo:line-height="115%"/>
    </style:style>
    <style:style style:name="P39" style:family="paragraph" style:parent-style-name="Horizontal_20_Line">
      <style:paragraph-properties fo:margin-top="0in" fo:margin-bottom="0.0972in" style:contextual-spacing="false" fo:line-height="115%" fo:break-before="page"/>
    </style:style>
    <style:style style:name="P40" style:family="paragraph" style:parent-style-name="Heading_20_1">
      <style:paragraph-properties fo:margin-top="0in" fo:margin-bottom="0.0972in" style:contextual-spacing="false" fo:line-height="115%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-7. Write a program to solve the n-queens problem using backtracking</text:p>
      <text:p text:style-name="P2"><text:span text:style-name="Strong_20_Emphasis">Title:</text:span><text:line-break/>Write a program to solve the N-Queens problem using backtracking</text:p>
      <text:p text:style-name="P3"/>
      <text:p text:style-name="Text_20_body"><text:span text:style-name="Strong_20_Emphasis">Theory:</text:span><text:line-break/>The <text:span text:style-name="Strong_20_Emphasis">N-Queens problem</text:span> is a classic example of a <text:span text:style-name="Strong_20_Emphasis">constraint satisfaction</text:span> and <text:span text:style-name="Strong_20_Emphasis">backtracking</text:span> problem.<text:line-break/>It asks us to place <text:span text:style-name="Strong_20_Emphasis">N queens</text:span> on an <text:span text:style-name="Strong_20_Emphasis">N × N chessboard</text:span> so that no two queens attack each other — meaning:</text:p>
      <text:list text:style-name="L1">
        <text:list-item>
          <text:p text:style-name="P4">No two queens share the same <text:span text:style-name="Strong_20_Emphasis">row</text:span>,</text:p>
        </text:list-item>
        <text:list-item>
          <text:p text:style-name="P4">No two queens share the same <text:span text:style-name="Strong_20_Emphasis">column</text:span>, and</text:p>
        </text:list-item>
        <text:list-item>
          <text:p text:style-name="P4">No two queens share the same <text:span text:style-name="Strong_20_Emphasis">diagonal</text:span>.</text:p>
        </text:list-item>
      </text:list>
      <text:p text:style-name="Text_20_body">Backtracking systematically explores all possible arrangements.<text:line-break/>Whenever the current placement violates the rules, the algorithm “backtracks” — it removes the last placed queen and tries a different position.<text:line-break/>This continues until all queens are safely placed or no valid arrangement exists.</text:p>
      <text:p text:style-name="P3"/>
      <text:p text:style-name="Text_20_body"><text:span text:style-name="Strong_20_Emphasis">Complexity:</text:span></text:p>
      <text:list text:style-name="L2">
        <text:list-item>
          <text:p text:style-name="P5"><text:span text:style-name="Strong_20_Emphasis">Time Complexity:</text:span> O(N!) — in the worst case (all placements explored)</text:p>
        </text:list-item>
        <text:list-item>
          <text:p text:style-name="P5"><text:span text:style-name="Strong_20_Emphasis">Space Complexity:</text:span> O(N2) for the board representation or O(N) when using one-dimensional arrays</text:p>
        </text:list-item>
      </text:list>
      <text:p text:style-name="P3"/>
      <text:p text:style-name="Text_20_body"><text:span text:style-name="Strong_20_Emphasis">Objective:</text:span><text:line-break/>To design a Python program that solves the N-Queens problem using the backtracking technique and displays one possible valid configuration of the queens on the chessboard.</text:p>
      <text:p text:style-name="P3"/>
      <text:p text:style-name="Text_20_body"><text:span text:style-name="Strong_20_Emphasis">Algorithm:</text:span></text:p>
      <text:list text:style-name="L3">
        <text:list-item>
          <text:p text:style-name="P6">Start with an empty N×N chessboard.</text:p>
        </text:list-item>
        <text:list-item>
          <text:p text:style-name="P6">Place a queen in the first row.</text:p>
        </text:list-item>
        <text:list-item>
          <text:p text:style-name="P6">Move to the next row and attempt to place a queen in a column where it is <text:span text:style-name="Strong_20_Emphasis">not attacked</text:span> by any previously placed queen.</text:p>
        </text:list-item>
        <text:list-item>
          <text:p text:style-name="P6">If a safe column is found, place the queen and continue to the next row.</text:p>
        </text:list-item>
        <text:list-item>
          <text:p text:style-name="P6">If no safe column exists, <text:span text:style-name="Strong_20_Emphasis">backtrack</text:span> — remove the last queen and move it to the next possible column.</text:p>
        </text:list-item>
        <text:list-item>
          <text:p text:style-name="P6">Repeat until queens are placed in all rows (solution found) or all possibilities are tried (no solution).</text:p>
        </text:list-item>
      </text:list>
      <text:p text:style-name="P3"/>
      <text:p text:style-name="Text_20_body"><text:span text:style-name="Strong_20_Emphasis">Python Program:</text:span></text:p>
      <text:p text:style-name="P7"><text:soft-page-break/><text:span text:style-name="Source_20_Text">def print_board(board, n):</text:span></text:p>
      <text:p text:style-name="P8"><text:span text:style-name="Source_20_Text"><text:s text:c="4"/>for i in range(n):</text:span></text:p>
      <text:p text:style-name="P8"><text:span text:style-name="Source_20_Text"><text:s text:c="8"/>row = ""</text:span></text:p>
      <text:p text:style-name="P8"><text:span text:style-name="Source_20_Text"><text:s text:c="8"/>for j in range(n):</text:span></text:p>
      <text:p text:style-name="P8"><text:span text:style-name="Source_20_Text"><text:s text:c="12"/>row += "Q " if board[i][j] == 1 else ". "</text:span></text:p>
      <text:p text:style-name="P8"><text:span text:style-name="Source_20_Text"><text:s text:c="8"/>print(row)</text:span></text:p>
      <text:p text:style-name="P8"><text:span text:style-name="Source_20_Text"><text:s text:c="4"/>print()</text:span></text:p>
      <text:p text:style-name="P8"/>
      <text:p text:style-name="P8"><text:span text:style-name="Source_20_Text">def is_safe(board, row, col, n):</text:span></text:p>
      <text:p text:style-name="P8"><text:span text:style-name="Source_20_Text"><text:s text:c="4"/># Check column</text:span></text:p>
      <text:p text:style-name="P8"><text:span text:style-name="Source_20_Text"><text:s text:c="4"/>for i in range(row):</text:span></text:p>
      <text:p text:style-name="P8"><text:span text:style-name="Source_20_Text"><text:s text:c="8"/>if board[i][col] == 1:</text:span></text:p>
      <text:p text:style-name="P8"><text:span text:style-name="Source_20_Text"><text:s text:c="12"/>return False</text:span></text:p>
      <text:p text:style-name="P8"/>
      <text:p text:style-name="P8"><text:span text:style-name="Source_20_Text"><text:s text:c="4"/># Check upper-left diagonal</text:span></text:p>
      <text:p text:style-name="P8"><text:span text:style-name="Source_20_Text"><text:s text:c="4"/>for i, j in zip(range(row, -1, -1), range(col, -1, -1)):</text:span></text:p>
      <text:p text:style-name="P8"><text:span text:style-name="Source_20_Text"><text:s text:c="8"/>if board[i][j] == 1:</text:span></text:p>
      <text:p text:style-name="P8"><text:span text:style-name="Source_20_Text"><text:s text:c="12"/>return False</text:span></text:p>
      <text:p text:style-name="P8"/>
      <text:p text:style-name="P8"><text:span text:style-name="Source_20_Text"><text:s text:c="4"/># Check upper-right diagonal</text:span></text:p>
      <text:p text:style-name="P8"><text:span text:style-name="Source_20_Text"><text:s text:c="4"/>for i, j in zip(range(row, -1, -1), range(col, n)):</text:span></text:p>
      <text:p text:style-name="P8"><text:span text:style-name="Source_20_Text"><text:s text:c="8"/>if board[i][j] == 1:</text:span></text:p>
      <text:p text:style-name="P8"><text:span text:style-name="Source_20_Text"><text:s text:c="12"/>return False</text:span></text:p>
      <text:p text:style-name="P8"/>
      <text:p text:style-name="P8"><text:span text:style-name="Source_20_Text"><text:s text:c="4"/>return True</text:span></text:p>
      <text:p text:style-name="P8"/>
      <text:p text:style-name="P8"><text:span text:style-name="Source_20_Text">def solve_nqueens(board, row, n):</text:span></text:p>
      <text:p text:style-name="P8"><text:span text:style-name="Source_20_Text"><text:s text:c="4"/>if row == n:</text:span></text:p>
      <text:p text:style-name="P8"><text:span text:style-name="Source_20_Text"><text:s text:c="8"/>print_board(board, n)</text:span></text:p>
      <text:p text:style-name="P8"><text:span text:style-name="Source_20_Text"><text:s text:c="8"/>return True</text:span></text:p>
      <text:p text:style-name="P8"/>
      <text:p text:style-name="P8"><text:span text:style-name="Source_20_Text"><text:s text:c="4"/>for col in range(n):</text:span></text:p>
      <text:p text:style-name="P8"><text:span text:style-name="Source_20_Text"><text:s text:c="8"/>if is_safe(board, row, col, n):</text:span></text:p>
      <text:p text:style-name="P8"><text:span text:style-name="Source_20_Text"><text:s text:c="12"/>board[row][col] = 1</text:span></text:p>
      <text:p text:style-name="P8"><text:span text:style-name="Source_20_Text"><text:s text:c="12"/>if solve_nqueens(board, row + 1, n):</text:span></text:p>
      <text:p text:style-name="P8"><text:span text:style-name="Source_20_Text"><text:s text:c="16"/>return True</text:span></text:p>
      <text:p text:style-name="P8"><text:soft-page-break/><text:span text:style-name="Source_20_Text"><text:s text:c="12"/>board[row][col] = 0 <text:s/># Backtrack</text:span></text:p>
      <text:p text:style-name="P8"><text:span text:style-name="Source_20_Text"><text:s text:c="4"/>return False</text:span></text:p>
      <text:p text:style-name="P8"/>
      <text:p text:style-name="P8"><text:span text:style-name="Source_20_Text"># Main driver</text:span></text:p>
      <text:p text:style-name="P8"><text:span text:style-name="Source_20_Text">n = int(input("Enter the number of queens: "))</text:span></text:p>
      <text:p text:style-name="P8"><text:span text:style-name="Source_20_Text">board = [[0] * n for _ in range(n)]</text:span></text:p>
      <text:p text:style-name="P8"/>
      <text:p text:style-name="P8"><text:span text:style-name="Source_20_Text">if not solve_nqueens(board, 0, n):</text:span></text:p>
      <text:p text:style-name="P8"><text:span text:style-name="Source_20_Text"><text:s text:c="4"/>print("No solution exists.")</text:span></text:p>
      <text:p text:style-name="P3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7"><text:span text:style-name="Source_20_Text">Enter the number of queens: 4</text:span></text:p>
      <text:p text:style-name="Text_20_body"><text:span text:style-name="Strong_20_Emphasis">Output:</text:span></text:p>
      <text:p text:style-name="P7"><text:span text:style-name="Source_20_Text">. Q . .</text:span></text:p>
      <text:p text:style-name="P8"><text:span text:style-name="Source_20_Text">. . . Q</text:span></text:p>
      <text:p text:style-name="P8"><text:span text:style-name="Source_20_Text">Q . . .</text:span></text:p>
      <text:p text:style-name="P8"><text:span text:style-name="Source_20_Text">. . Q .</text:span></text:p>
      <text:p text:style-name="P3"/>
      <text:p text:style-name="P2"><text:span text:style-name="T1"/></text:p>
      <text:p text:style-name="P9">Problem No-8 Consider a set S={5,10,12,13,15,18} and d=30.</text:p>
      <text:p text:style-name="P1">Write a program to solve the sum of subsets problem.</text:p>
      <text:p text:style-name="P2"><text:span text:style-name="Strong_20_Emphasis">Title:</text:span><text:line-break/>Write a program to solve the Sum of Subsets problem using Backtracking</text:p>
      <text:p text:style-name="Horizontal_20_Line"/>
      <text:p text:style-name="Text_20_body"><text:span text:style-name="Strong_20_Emphasis">Theory:</text:span><text:line-break/>The <text:span text:style-name="Strong_20_Emphasis">Sum of Subsets</text:span> problem is a classical example of a <text:span text:style-name="Strong_20_Emphasis">backtracking algorithm</text:span>.<text:line-break/>Given a set of positive integers and a target sum d, the goal is to find all possible subsets of the set whose elements add up exactly to d.</text:p>
      <text:p text:style-name="Text_20_body">The algorithm systematically explores all subsets of the given set by including or excluding each element.<text:line-break/>Whenever the current subset’s sum exceeds d, it “backtracks” — that is, it abandons that partial subset and tries a different combination.<text:line-break/>This ensures that only valid subsets whose sum equals the desired value are considered.</text:p>
      <text:p text:style-name="Horizontal_20_Line"/>
      <text:p text:style-name="Text_20_body"><text:span text:style-name="Strong_20_Emphasis">Complexity:</text:span></text:p>
      <text:list text:style-name="L4">
        <text:list-item>
          <text:p text:style-name="P10"><text:span text:style-name="Strong_20_Emphasis">Time Complexity:</text:span> O(2n), since each element can either be included or excluded.</text:p>
        </text:list-item>
        <text:list-item>
          <text:p text:style-name="P10"><text:span text:style-name="Strong_20_Emphasis">Space Complexity:</text:span> O(n), due to the recursion stack used for backtracking.</text:p>
        </text:list-item>
      </text:list>
      <text:p text:style-name="Horizontal_20_Line"/>
      <text:p text:style-name="Text_20_body"><text:span text:style-name="Strong_20_Emphasis">Objective:</text:span><text:line-break/>To implement a Python program using backtracking to find all subsets of a given set S whose sum equals a specified value d.</text:p>
      <text:p text:style-name="Horizontal_20_Line"/>
      <text:p text:style-name="Text_20_body"><text:span text:style-name="Strong_20_Emphasis">Algorithm:</text:span></text:p>
      <text:list text:style-name="L5">
        <text:list-item>
          <text:p text:style-name="P11">Sort the given set S for efficient pruning.</text:p>
        </text:list-item>
        <text:list-item>
          <text:p text:style-name="P11">Start with an empty subset and a running sum of 0.</text:p>
        </text:list-item>
        <text:list-item>
          <text:p text:style-name="P11">Recursively try to include or exclude each element.</text:p>
        </text:list-item>
        <text:list-item>
          <text:p text:style-name="P11">If the running sum equals the target d, print the current subset.</text:p>
        </text:list-item>
        <text:list-item>
          <text:p text:style-name="P11">If the running sum exceeds d, stop exploring that branch (backtrack).</text:p>
        </text:list-item>
        <text:list-item>
          <text:p text:style-name="P11">Continue until all subsets are explored.</text:p>
        </text:list-item>
      </text:list>
      <text:p text:style-name="Horizontal_20_Line"/>
      <text:p text:style-name="Text_20_body"><text:span text:style-name="Strong_20_Emphasis">Python Program:</text:span></text:p>
      <text:p text:style-name="P12"><text:span text:style-name="Source_20_Text">def sum_of_subsets(arr, target, current_subset=[], current_sum=0, index=0):</text:span></text:p>
      <text:p text:style-name="P13"><text:span text:style-name="Source_20_Text"><text:s text:c="4"/># If current subset equals target sum, print it</text:span></text:p>
      <text:p text:style-name="P13"><text:span text:style-name="Source_20_Text"><text:s text:c="4"/>if current_sum == target:</text:span></text:p>
      <text:p text:style-name="P13"><text:span text:style-name="Source_20_Text"><text:s text:c="8"/>print("Subset found:", current_subset)</text:span></text:p>
      <text:p text:style-name="P13"><text:span text:style-name="Source_20_Text"><text:s text:c="8"/>return</text:span></text:p>
      <text:p text:style-name="P13"/>
      <text:p text:style-name="P13"><text:span text:style-name="Source_20_Text"><text:s text:c="4"/># Stop exploring if sum exceeds target or all elements are processed</text:span></text:p>
      <text:p text:style-name="P13"><text:span text:style-name="Source_20_Text"><text:s text:c="4"/>if current_sum &gt; target or index == len(arr):</text:span></text:p>
      <text:p text:style-name="P13"><text:soft-page-break/><text:span text:style-name="Source_20_Text"><text:s text:c="8"/>return</text:span></text:p>
      <text:p text:style-name="P13"/>
      <text:p text:style-name="P13"><text:span text:style-name="Source_20_Text"><text:s text:c="4"/># Include the current element</text:span></text:p>
      <text:p text:style-name="P13"><text:span text:style-name="Source_20_Text"><text:s text:c="4"/>sum_of_subsets(arr, target, current_subset + [arr[index]], current_sum + arr[index], index + 1)</text:span></text:p>
      <text:p text:style-name="P13"/>
      <text:p text:style-name="P13"><text:span text:style-name="Source_20_Text"><text:s text:c="4"/># Exclude the current element</text:span></text:p>
      <text:p text:style-name="P13"><text:span text:style-name="Source_20_Text"><text:s text:c="4"/>sum_of_subsets(arr, target, current_subset, current_sum, index + 1)</text:span></text:p>
      <text:p text:style-name="P13"/>
      <text:p text:style-name="P13"/>
      <text:p text:style-name="P13"><text:span text:style-name="Source_20_Text"># Driver code</text:span></text:p>
      <text:p text:style-name="P13"><text:span text:style-name="Source_20_Text">S = [5, 10, 12, 13, 15, 18]</text:span></text:p>
      <text:p text:style-name="P13"><text:span text:style-name="Source_20_Text">d = 30</text:span></text:p>
      <text:p text:style-name="P13"><text:span text:style-name="Source_20_Text">print("Set:", S)</text:span></text:p>
      <text:p text:style-name="P13"><text:span text:style-name="Source_20_Text">print("Target sum:", d)</text:span></text:p>
      <text:p text:style-name="P13"><text:span text:style-name="Source_20_Text">print("\nSubsets that sum to", d, "are:")</text:span></text:p>
      <text:p text:style-name="P14"><text:span text:style-name="Source_20_Text">sum_of_subsets(S, d)</text:span></text:p>
      <text:p text:style-name="Horizontal_20_Line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12"><text:span text:style-name="Source_20_Text">Set: [5, 10, 12, 13, 15, 18]</text:span></text:p>
      <text:p text:style-name="P14"><text:span text:style-name="Source_20_Text">Target sum: 30</text:span></text:p>
      <text:p text:style-name="Text_20_body"><text:span text:style-name="Strong_20_Emphasis">Output:</text:span></text:p>
      <text:p text:style-name="P12"><text:span text:style-name="Source_20_Text">Subset found: [5, 10, 15]</text:span></text:p>
      <text:p text:style-name="P13"><text:span text:style-name="Source_20_Text">Subset found: [5, 12, 13]</text:span></text:p>
      <text:p text:style-name="P14"><text:span text:style-name="Source_20_Text">Subset found: [12, 18]</text:span></text:p>
      <text:p text:style-name="Horizontal_20_Line"/>
      <text:p text:style-name="P15"/>
      <text:p text:style-name="P9">Problem No-9 Write a program to solve the 0/1 Knapsack problem using a dynamic programming approach with profits P=(15,25,13,23) weights W=(2,6,12,9) knapsack capacity C=20, and the number of items n=4.</text:p>
      <text:p text:style-name="P2"><text:span text:style-name="Strong_20_Emphasis">Title:</text:span><text:line-break/>Write a program to solve the 0/1 Knapsack problem using a dynamic programming approach with profits P = (15, 25, 13, 23), weights W = (2, 6, 12, 9), knapsack capacity C = 20, and number of items n = 4</text:p>
      <text:p text:style-name="Horizontal_20_Line"/>
      <text:p text:style-name="Text_20_body"><text:span text:style-name="Strong_20_Emphasis">Theory:</text:span><text:line-break/>The <text:span text:style-name="Strong_20_Emphasis">0/1 Knapsack problem</text:span> is a well-known optimization problem where each item has an associated <text:span text:style-name="Strong_20_Emphasis">profit</text:span> and <text:span text:style-name="Strong_20_Emphasis">weight</text:span>.<text:line-break/>The task is to choose items so that the <text:span text:style-name="Strong_20_Emphasis">total profit is maximized</text:span> without the <text:span text:style-name="Strong_20_Emphasis">total weight exceeding</text:span> the knapsack’s capacity.</text:p>
      <text:p text:style-name="Text_20_body">In the <text:span text:style-name="Strong_20_Emphasis">0/1</text:span> version, each item can either be <text:span text:style-name="Strong_20_Emphasis">included (1)</text:span> or <text:span text:style-name="Strong_20_Emphasis">excluded (0)</text:span> — it cannot be divided.<text:line-break/>The <text:span text:style-name="Strong_20_Emphasis">dynamic programming (DP)</text:span> method solves this by building a table that stores intermediate solutions, allowing reuse of previous computations.</text:p>
      <text:p text:style-name="Horizontal_20_Line"/>
      <text:p text:style-name="Text_20_body"><text:span text:style-name="Strong_20_Emphasis">Complexity:</text:span></text:p>
      <text:list text:style-name="L6">
        <text:list-item>
          <text:p text:style-name="P16"><text:span text:style-name="Strong_20_Emphasis">Time Complexity:</text:span> O(n×C)</text:p>
        </text:list-item>
        <text:list-item>
          <text:p text:style-name="P16"><text:span text:style-name="Strong_20_Emphasis">Space Complexity:</text:span> O(n×C)</text:p>
        </text:list-item>
      </text:list>
      <text:p text:style-name="Horizontal_20_Line"/>
      <text:p text:style-name="Text_20_body"><text:span text:style-name="Strong_20_Emphasis">Objective:</text:span><text:line-break/>To implement a dynamic programming algorithm that determines the maximum profit achievable within a knapsack of limited capacity.</text:p>
      <text:p text:style-name="Horizontal_20_Line"/>
      <text:p text:style-name="Text_20_body"><text:span text:style-name="Strong_20_Emphasis">Algorithm:</text:span></text:p>
      <text:list text:style-name="L7">
        <text:list-item>
          <text:p text:style-name="P17">Define two arrays:</text:p>
          <text:list>
            <text:list-item>
              <text:p text:style-name="P17"><text:span text:style-name="Strong_20_Emphasis">P</text:span> = [profits of items]</text:p>
            </text:list-item>
            <text:list-item>
              <text:p text:style-name="P17"><text:span text:style-name="Strong_20_Emphasis">W</text:span> = [weights of items]</text:p>
            </text:list-item>
          </text:list>
        </text:list-item>
        <text:list-item>
          <text:p text:style-name="P17">Create a DP table <text:span text:style-name="Source_20_Text">dp[i][j]</text:span> where <text:span text:style-name="Source_20_Text">i</text:span> represents the first <text:span text:style-name="Source_20_Text">i</text:span> items and <text:span text:style-name="Source_20_Text">j</text:span> represents the current capacity.</text:p>
        </text:list-item>
        <text:list-item>
          <text:p text:style-name="P17">For each item and capacity:</text:p>
          <text:list>
            <text:list-item>
              <text:p text:style-name="P17">If the item cannot fit (<text:span text:style-name="Source_20_Text">W[i-1] &gt; j</text:span>), copy the value from the previous row.</text:p>
            </text:list-item>
            <text:list-item>
              <text:p text:style-name="P17">Otherwise, take the maximum of:</text:p>
              <text:list>
                <text:list-item>
                  <text:p text:style-name="P17">Profit without this item (<text:span text:style-name="Source_20_Text">dp[i-1][j]</text:span>)</text:p>
                </text:list-item>
                <text:list-item>
                  <text:p text:style-name="P17">Profit including this item (<text:span text:style-name="Source_20_Text">P[i-1] + dp[i-1][j − W[i-1]]</text:span>)</text:p>
                </text:list-item>
              </text:list>
            </text:list-item>
          </text:list>
        </text:list-item>
        <text:list-item>
          <text:p text:style-name="P17">The last cell <text:span text:style-name="Source_20_Text">dp[n][C]</text:span> holds the maximum profit.</text:p>
        </text:list-item>
      </text:list>
      <text:p text:style-name="Horizontal_20_Line"><text:soft-page-break/></text:p>
      <text:p text:style-name="Text_20_body"><text:span text:style-name="Strong_20_Emphasis">Python Program:</text:span></text:p>
      <text:p text:style-name="P12"><text:span text:style-name="Source_20_Text">def knapsack(P, W, C, n):</text:span></text:p>
      <text:p text:style-name="P13"><text:span text:style-name="Source_20_Text"><text:s text:c="4"/># Create DP table filled with zeros</text:span></text:p>
      <text:p text:style-name="P13"><text:span text:style-name="Source_20_Text"><text:s text:c="4"/>dp = [[0 for _ in range(C + 1)] for _ in range(n + 1)]</text:span></text:p>
      <text:p text:style-name="P13"/>
      <text:p text:style-name="P13"><text:span text:style-name="Source_20_Text"><text:s text:c="4"/># Build table row by row</text:span></text:p>
      <text:p text:style-name="P13"><text:span text:style-name="Source_20_Text"><text:s text:c="4"/>for i in range(1, n + 1):</text:span></text:p>
      <text:p text:style-name="P13"><text:span text:style-name="Source_20_Text"><text:s text:c="8"/>for w in range(C + 1):</text:span></text:p>
      <text:p text:style-name="P13"><text:span text:style-name="Source_20_Text"><text:s text:c="12"/>if W[i - 1] &lt;= w:</text:span></text:p>
      <text:p text:style-name="P13"><text:span text:style-name="Source_20_Text"><text:s text:c="16"/>dp[i][w] = max(P[i - 1] + dp[i - 1][w - W[i - 1]], dp[i - 1][w])</text:span></text:p>
      <text:p text:style-name="P13"><text:span text:style-name="Source_20_Text"><text:s text:c="12"/>else:</text:span></text:p>
      <text:p text:style-name="P13"><text:span text:style-name="Source_20_Text"><text:s text:c="16"/>dp[i][w] = dp[i - 1][w]</text:span></text:p>
      <text:p text:style-name="P13"/>
      <text:p text:style-name="P13"><text:span text:style-name="Source_20_Text"><text:s text:c="4"/>return dp[n][C]</text:span></text:p>
      <text:p text:style-name="P13"/>
      <text:p text:style-name="P13"/>
      <text:p text:style-name="P13"><text:span text:style-name="Source_20_Text"># Given data</text:span></text:p>
      <text:p text:style-name="P13"><text:span text:style-name="Source_20_Text">P = [15, 25, 13, 23]</text:span></text:p>
      <text:p text:style-name="P13"><text:span text:style-name="Source_20_Text">W = [2, 6, 12, 9]</text:span></text:p>
      <text:p text:style-name="P13"><text:span text:style-name="Source_20_Text">C = 20</text:span></text:p>
      <text:p text:style-name="P13"><text:span text:style-name="Source_20_Text">n = 4</text:span></text:p>
      <text:p text:style-name="P13"/>
      <text:p text:style-name="P13"><text:span text:style-name="Source_20_Text">max_profit = knapsack(P, W, C, n)</text:span></text:p>
      <text:p text:style-name="P14"><text:span text:style-name="Source_20_Text">print("Maximum profit that can be obtained:", max_profit)</text:span></text:p>
      <text:p text:style-name="Horizontal_20_Line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12"><text:span text:style-name="Source_20_Text">Profits: [15, 25, 13, 23]</text:span></text:p>
      <text:p text:style-name="P13"><text:span text:style-name="Source_20_Text">Weights: [2, 6, 12, 9]</text:span></text:p>
      <text:p text:style-name="P14"><text:span text:style-name="Source_20_Text">Knapsack capacity: 20</text:span></text:p>
      <text:p text:style-name="Text_20_body"><text:span text:style-name="Strong_20_Emphasis">Output:</text:span></text:p>
      <text:p text:style-name="P18"><text:span text:style-name="Source_20_Text">Maximum profit that can be obtained: 63</text:span></text:p>
      <text:p text:style-name="Horizontal_20_Line"/>
      <text:p text:style-name="P15"/>
      <text:p text:style-name="P9">Problem No-10 Write a program to solve the Tower of Hanoi problem for N disks.</text:p>
      <text:p text:style-name="P2"><text:span text:style-name="Strong_20_Emphasis">Title: </text:span>Write a program to solve the Tower of Hanoi problem for N disks</text:p>
      <text:p text:style-name="Horizontal_20_Line"/>
      <text:p text:style-name="Text_20_body"><text:span text:style-name="Strong_20_Emphasis">Theory:</text:span><text:line-break/>The <text:span text:style-name="Strong_20_Emphasis">Tower of Hanoi</text:span> is a classic <text:span text:style-name="Strong_20_Emphasis">recursive problem</text:span> in computer science and mathematics.<text:line-break/>It involves three rods (towers) and a number of disks of different sizes that can slide onto any rod.<text:line-break/>Initially, all disks are stacked on one rod in decreasing size (largest at the bottom, smallest at the top).</text:p>
      <text:p text:style-name="Text_20_body">The objective is to move all disks from the <text:span text:style-name="Strong_20_Emphasis">source rod</text:span> to the <text:span text:style-name="Strong_20_Emphasis">destination rod</text:span> using an <text:span text:style-name="Strong_20_Emphasis">auxiliary rod</text:span>, following these rules:</text:p>
      <text:list text:style-name="L8">
        <text:list-item>
          <text:p text:style-name="P19">Only one disk can be moved at a time.</text:p>
        </text:list-item>
        <text:list-item>
          <text:p text:style-name="P19">A larger disk cannot be placed on top of a smaller disk.</text:p>
        </text:list-item>
        <text:list-item>
          <text:p text:style-name="P19">Only the top disk of any rod can be moved.</text:p>
        </text:list-item>
      </text:list>
      <text:p text:style-name="Text_20_body">This problem elegantly demonstrates the concept of <text:span text:style-name="Strong_20_Emphasis">recursion</text:span>, where a large problem is broken down into smaller, identical subproblems.</text:p>
      <text:p text:style-name="Horizontal_20_Line"/>
      <text:p text:style-name="Text_20_body"><text:span text:style-name="Strong_20_Emphasis">Complexity:</text:span></text:p>
      <text:list text:style-name="L9">
        <text:list-item>
          <text:p text:style-name="P20"><text:span text:style-name="Strong_20_Emphasis">Number of Moves:</text:span> 2N−1</text:p>
        </text:list-item>
        <text:list-item>
          <text:p text:style-name="P20"><text:span text:style-name="Strong_20_Emphasis">Time Complexity:</text:span> O(2N)</text:p>
        </text:list-item>
        <text:list-item>
          <text:p text:style-name="P20"><text:span text:style-name="Strong_20_Emphasis">Space Complexity:</text:span> O(N) (recursion stack)</text:p>
        </text:list-item>
      </text:list>
      <text:p text:style-name="Horizontal_20_Line"/>
      <text:p text:style-name="Text_20_body"><text:span text:style-name="Strong_20_Emphasis">Objective:</text:span><text:line-break/>To implement a recursive Python program that solves the Tower of Hanoi problem for any given number of disks N and displays the sequence of moves.</text:p>
      <text:p text:style-name="Horizontal_20_Line"/>
      <text:p text:style-name="Text_20_body"><text:span text:style-name="Strong_20_Emphasis">Algorithm:</text:span></text:p>
      <text:list text:style-name="L10">
        <text:list-item>
          <text:p text:style-name="P21">Let the rods be named <text:span text:style-name="Strong_20_Emphasis">Source (A)</text:span>, <text:span text:style-name="Strong_20_Emphasis">Auxiliary (B)</text:span>, and <text:span text:style-name="Strong_20_Emphasis">Destination (C)</text:span>.</text:p>
        </text:list-item>
        <text:list-item>
          <text:p text:style-name="P21">If there is only one disk, move it directly from <text:span text:style-name="Strong_20_Emphasis">A → C</text:span>.</text:p>
        </text:list-item>
        <text:list-item>
          <text:p text:style-name="P21">Otherwise,</text:p>
          <text:list>
            <text:list-item>
              <text:p text:style-name="P21">Move the top N−1 disks from <text:span text:style-name="Strong_20_Emphasis">A → B</text:span> using <text:span text:style-name="Strong_20_Emphasis">C</text:span> as auxiliary.</text:p>
            </text:list-item>
            <text:list-item>
              <text:p text:style-name="P21">Move the remaining largest disk from <text:span text:style-name="Strong_20_Emphasis">A → C</text:span>.</text:p>
            </text:list-item>
            <text:list-item>
              <text:p text:style-name="P21">Move the N−1 disks from <text:span text:style-name="Strong_20_Emphasis">B → C</text:span> using <text:span text:style-name="Strong_20_Emphasis">A</text:span> as auxiliary.</text:p>
            </text:list-item>
          </text:list>
        </text:list-item>
        <text:list-item>
          <text:p text:style-name="P21">Repeat recursively until all disks are transferred to the destination rod.</text:p>
        </text:list-item>
      </text:list>
      <text:p text:style-name="Horizontal_20_Line"/>
      <text:p text:style-name="Text_20_body"><text:span text:style-name="Strong_20_Emphasis">Python Program:</text:span></text:p>
      <text:p text:style-name="P12"><text:soft-page-break/><text:span text:style-name="Source_20_Text">def tower_of_hanoi(n, source, auxiliary, destination):</text:span></text:p>
      <text:p text:style-name="P13"><text:span text:style-name="Source_20_Text"><text:s text:c="4"/>if n == 1:</text:span></text:p>
      <text:p text:style-name="P13"><text:span text:style-name="Source_20_Text"><text:s text:c="8"/>print(f"Move disk 1 from {source} to {destination}")</text:span></text:p>
      <text:p text:style-name="P13"><text:span text:style-name="Source_20_Text"><text:s text:c="8"/>return</text:span></text:p>
      <text:p text:style-name="P13"/>
      <text:p text:style-name="P13"><text:span text:style-name="Source_20_Text"><text:s text:c="4"/># Move top n-1 disks from source to auxiliary</text:span></text:p>
      <text:p text:style-name="P13"><text:span text:style-name="Source_20_Text"><text:s text:c="4"/>tower_of_hanoi(n - 1, source, destination, auxiliary)</text:span></text:p>
      <text:p text:style-name="P13"/>
      <text:p text:style-name="P13"><text:span text:style-name="Source_20_Text"><text:s text:c="4"/># Move remaining disk to destination</text:span></text:p>
      <text:p text:style-name="P13"><text:span text:style-name="Source_20_Text"><text:s text:c="4"/>print(f"Move disk {n} from {source} to {destination}")</text:span></text:p>
      <text:p text:style-name="P13"/>
      <text:p text:style-name="P13"><text:span text:style-name="Source_20_Text"><text:s text:c="4"/># Move n-1 disks from auxiliary to destination</text:span></text:p>
      <text:p text:style-name="P13"><text:span text:style-name="Source_20_Text"><text:s text:c="4"/>tower_of_hanoi(n - 1, auxiliary, source, destination)</text:span></text:p>
      <text:p text:style-name="P13"/>
      <text:p text:style-name="P13"/>
      <text:p text:style-name="P13"><text:span text:style-name="Source_20_Text"># Driver code</text:span></text:p>
      <text:p text:style-name="P13"><text:span text:style-name="Source_20_Text">N = int(input("Enter number of disks: "))</text:span></text:p>
      <text:p text:style-name="P13"><text:span text:style-name="Source_20_Text">print("Sequence of moves:")</text:span></text:p>
      <text:p text:style-name="P13"><text:span text:style-name="Source_20_Text">tower_of_hanoi(N, 'A', 'B', 'C')</text:span></text:p>
      <text:p text:style-name="P14"><text:span text:style-name="Source_20_Text">print(f"Total moves required: {2**N - 1}")</text:span></text:p>
      <text:p text:style-name="Horizontal_20_Line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18"><text:span text:style-name="Source_20_Text">Enter number of disks: 3</text:span></text:p>
      <text:p text:style-name="Text_20_body"><text:span text:style-name="Strong_20_Emphasis">Output:</text:span></text:p>
      <text:p text:style-name="P12"><text:span text:style-name="Source_20_Text">Sequence of moves:</text:span></text:p>
      <text:p text:style-name="P13"><text:span text:style-name="Source_20_Text">Move disk 1 from A to C</text:span></text:p>
      <text:p text:style-name="P13"><text:span text:style-name="Source_20_Text">Move disk 2 from A to B</text:span></text:p>
      <text:p text:style-name="P13"><text:span text:style-name="Source_20_Text">Move disk 1 from C to B</text:span></text:p>
      <text:p text:style-name="P13"><text:span text:style-name="Source_20_Text">Move disk 3 from A to C</text:span></text:p>
      <text:p text:style-name="P13"><text:span text:style-name="Source_20_Text">Move disk 1 from B to A</text:span></text:p>
      <text:p text:style-name="P13"><text:span text:style-name="Source_20_Text">Move disk 2 from B to C</text:span></text:p>
      <text:p text:style-name="P13"><text:span text:style-name="Source_20_Text">Move disk 1 from A to C</text:span></text:p>
      <text:p text:style-name="P14"><text:span text:style-name="Source_20_Text">Total moves required: 7</text:span></text:p>
      <text:p text:style-name="Horizontal_20_Line"/>
      <text:p text:style-name="P15"/>
      <text:p text:style-name="P9">Problem No-7. Write a program to solve the n-queens problem using backtracking</text:p>
      <text:p text:style-name="P2"><text:span text:style-name="Strong_20_Emphasis">Title:</text:span><text:line-break/>Write a program to solve the N-Queens problem using backtracking</text:p>
      <text:p text:style-name="P3"/>
      <text:p text:style-name="Text_20_body"><text:span text:style-name="Strong_20_Emphasis">Theory:</text:span><text:line-break/>The <text:span text:style-name="Strong_20_Emphasis">N-Queens problem</text:span> is a fundamental challenge in computer science and artificial intelligence that demonstrates the concept of <text:span text:style-name="Strong_20_Emphasis">backtracking</text:span>.<text:line-break/>The task is to arrange <text:span text:style-name="Strong_20_Emphasis">N queens</text:span> on an <text:span text:style-name="Strong_20_Emphasis">N × N chessboard</text:span> in such a way that no two queens threaten each other.<text:line-break/>This means that no two queens can be placed on the same row, column, or diagonal.</text:p>
      <text:p text:style-name="Text_20_body">The backtracking technique explores all potential placements systematically.<text:line-break/>If the current arrangement violates the non-attacking condition, the algorithm <text:span text:style-name="Strong_20_Emphasis">undoes the last move</text:span> (backtracks) and tries another possible position.<text:line-break/>This process continues until all queens are placed correctly or no valid arrangement is possible.</text:p>
      <text:p text:style-name="P3"/>
      <text:p text:style-name="Text_20_body"><text:span text:style-name="Strong_20_Emphasis">Complexity:</text:span></text:p>
      <text:list text:style-name="L11">
        <text:list-item>
          <text:p text:style-name="P22"><text:span text:style-name="Strong_20_Emphasis">Time Complexity:</text:span> O(N!) — since all combinations might be checked in the worst case</text:p>
        </text:list-item>
        <text:list-item>
          <text:p text:style-name="P22"><text:span text:style-name="Strong_20_Emphasis">Space Complexity:</text:span> O(N2) (for the chessboard representation)</text:p>
        </text:list-item>
      </text:list>
      <text:p text:style-name="P3"/>
      <text:p text:style-name="Text_20_body"><text:span text:style-name="Strong_20_Emphasis">Objective:</text:span><text:line-break/>To develop a Python program that implements the N-Queens solution using backtracking and displays a valid configuration of queens on the board.</text:p>
      <text:p text:style-name="P3"/>
      <text:p text:style-name="Text_20_body"><text:span text:style-name="Strong_20_Emphasis">Algorithm:</text:span></text:p>
      <text:list text:style-name="L12">
        <text:list-item>
          <text:p text:style-name="P23">Create an N×N chessboard initialized with zeros.</text:p>
        </text:list-item>
        <text:list-item>
          <text:p text:style-name="P23">Place a queen in the first row, then proceed to the next row.</text:p>
        </text:list-item>
        <text:list-item>
          <text:p text:style-name="P23">For each row, attempt to place a queen in a column where it is not attacked by any other queen placed earlier.</text:p>
        </text:list-item>
        <text:list-item>
          <text:p text:style-name="P23">If no column is safe, <text:span text:style-name="Strong_20_Emphasis">backtrack</text:span> by moving the previous queen to a new position.</text:p>
        </text:list-item>
        <text:list-item>
          <text:p text:style-name="P23">Continue this process recursively until a valid arrangement is found or all options are exhausted.</text:p>
        </text:list-item>
      </text:list>
      <text:p text:style-name="P3"/>
      <text:p text:style-name="Text_20_body"><text:span text:style-name="Strong_20_Emphasis">Python Program:</text:span></text:p>
      <text:p text:style-name="P7"><text:span text:style-name="Source_20_Text">def print_board(board, n):</text:span></text:p>
      <text:p text:style-name="P8"><text:span text:style-name="Source_20_Text"><text:s text:c="4"/>for i in range(n):</text:span></text:p>
      <text:p text:style-name="P8"><text:span text:style-name="Source_20_Text"><text:s text:c="8"/>for j in range(n):</text:span></text:p>
      <text:p text:style-name="P8"><text:span text:style-name="Source_20_Text"><text:s text:c="12"/>print("Q" if board[i][j] else ".", end=" ")</text:span></text:p>
      <text:p text:style-name="P8"><text:span text:style-name="Source_20_Text"><text:s text:c="8"/>print()</text:span></text:p>
      <text:p text:style-name="P8"><text:span text:style-name="Source_20_Text"><text:s text:c="4"/>print()</text:span></text:p>
      <text:p text:style-name="P8"><text:soft-page-break/></text:p>
      <text:p text:style-name="P8"><text:span text:style-name="Source_20_Text">def is_safe(board, row, col, n):</text:span></text:p>
      <text:p text:style-name="P8"><text:span text:style-name="Source_20_Text"><text:s text:c="4"/># Check for queens in the same column</text:span></text:p>
      <text:p text:style-name="P8"><text:span text:style-name="Source_20_Text"><text:s text:c="4"/>for i in range(row):</text:span></text:p>
      <text:p text:style-name="P8"><text:span text:style-name="Source_20_Text"><text:s text:c="8"/>if board[i][col]:</text:span></text:p>
      <text:p text:style-name="P8"><text:span text:style-name="Source_20_Text"><text:s text:c="12"/>return False</text:span></text:p>
      <text:p text:style-name="P8"/>
      <text:p text:style-name="P8"><text:span text:style-name="Source_20_Text"><text:s text:c="4"/># Check upper-left diagonal</text:span></text:p>
      <text:p text:style-name="P8"><text:span text:style-name="Source_20_Text"><text:s text:c="4"/>for i, j in zip(range(row - 1, -1, -1), range(col - 1, -1, -1)):</text:span></text:p>
      <text:p text:style-name="P8"><text:span text:style-name="Source_20_Text"><text:s text:c="8"/>if board[i][j]:</text:span></text:p>
      <text:p text:style-name="P8"><text:span text:style-name="Source_20_Text"><text:s text:c="12"/>return False</text:span></text:p>
      <text:p text:style-name="P8"/>
      <text:p text:style-name="P8"><text:span text:style-name="Source_20_Text"><text:s text:c="4"/># Check upper-right diagonal</text:span></text:p>
      <text:p text:style-name="P8"><text:span text:style-name="Source_20_Text"><text:s text:c="4"/>for i, j in zip(range(row - 1, -1, -1), range(col + 1, n)):</text:span></text:p>
      <text:p text:style-name="P8"><text:span text:style-name="Source_20_Text"><text:s text:c="8"/>if board[i][j]:</text:span></text:p>
      <text:p text:style-name="P8"><text:span text:style-name="Source_20_Text"><text:s text:c="12"/>return False</text:span></text:p>
      <text:p text:style-name="P8"/>
      <text:p text:style-name="P8"><text:span text:style-name="Source_20_Text"><text:s text:c="4"/>return True</text:span></text:p>
      <text:p text:style-name="P8"/>
      <text:p text:style-name="P8"><text:span text:style-name="Source_20_Text">def solve_nqueens(board, row, n):</text:span></text:p>
      <text:p text:style-name="P8"><text:span text:style-name="Source_20_Text"><text:s text:c="4"/>if row == n:</text:span></text:p>
      <text:p text:style-name="P8"><text:span text:style-name="Source_20_Text"><text:s text:c="8"/>print_board(board, n)</text:span></text:p>
      <text:p text:style-name="P8"><text:span text:style-name="Source_20_Text"><text:s text:c="8"/>return True</text:span></text:p>
      <text:p text:style-name="P8"/>
      <text:p text:style-name="P8"><text:span text:style-name="Source_20_Text"><text:s text:c="4"/>for col in range(n):</text:span></text:p>
      <text:p text:style-name="P8"><text:span text:style-name="Source_20_Text"><text:s text:c="8"/>if is_safe(board, row, col, n):</text:span></text:p>
      <text:p text:style-name="P8"><text:span text:style-name="Source_20_Text"><text:s text:c="12"/>board[row][col] = 1</text:span></text:p>
      <text:p text:style-name="P8"><text:span text:style-name="Source_20_Text"><text:s text:c="12"/>if solve_nqueens(board, row + 1, n):</text:span></text:p>
      <text:p text:style-name="P8"><text:span text:style-name="Source_20_Text"><text:s text:c="16"/>return True</text:span></text:p>
      <text:p text:style-name="P8"><text:span text:style-name="Source_20_Text"><text:s text:c="12"/>board[row][col] = 0 <text:s/># undo placement (backtrack)</text:span></text:p>
      <text:p text:style-name="P8"/>
      <text:p text:style-name="P8"><text:span text:style-name="Source_20_Text"><text:s text:c="4"/>return False</text:span></text:p>
      <text:p text:style-name="P8"/>
      <text:p text:style-name="P8"><text:span text:style-name="Source_20_Text"># Main function</text:span></text:p>
      <text:p text:style-name="P8"><text:span text:style-name="Source_20_Text">n = int(input("Enter number of queens: "))</text:span></text:p>
      <text:p text:style-name="P8"><text:span text:style-name="Source_20_Text">board = [[0 for _ in range(n)] for _ in range(n)]</text:span></text:p>
      <text:p text:style-name="P8"><text:soft-page-break/></text:p>
      <text:p text:style-name="P8"><text:span text:style-name="Source_20_Text">if not solve_nqueens(board, 0, n):</text:span></text:p>
      <text:p text:style-name="P8"><text:span text:style-name="Source_20_Text"><text:s text:c="4"/>print("No valid solution found.")</text:span></text:p>
      <text:p text:style-name="P3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7"><text:span text:style-name="Source_20_Text">Enter number of queens: 4</text:span></text:p>
      <text:p text:style-name="Text_20_body"><text:span text:style-name="Strong_20_Emphasis">Output:</text:span></text:p>
      <text:p text:style-name="P7"><text:span text:style-name="Source_20_Text">. Q . .</text:span></text:p>
      <text:p text:style-name="P8"><text:span text:style-name="Source_20_Text">. . . Q</text:span></text:p>
      <text:p text:style-name="P8"><text:span text:style-name="Source_20_Text">Q . . .</text:span></text:p>
      <text:p text:style-name="P8"><text:span text:style-name="Source_20_Text">. . Q .</text:span></text:p>
      <text:p text:style-name="P3"/>
      <text:p text:style-name="P2"/>
      <text:p text:style-name="P24">Problem No-8 Consider a set S={5,10,12,13,15,18} and d=30.</text:p>
      <text:p text:style-name="P25">Write a program to solve the sum of subsets problem.</text:p>
      <text:p text:style-name="P2"><text:span text:style-name="Strong_20_Emphasis">Title:</text:span><text:line-break/>Write a program to solve the Sum of Subsets problem using Backtracking</text:p>
      <text:p text:style-name="P3"/>
      <text:p text:style-name="Text_20_body"><text:span text:style-name="Strong_20_Emphasis">Theory:</text:span><text:line-break/>The <text:span text:style-name="Strong_20_Emphasis">Sum of Subsets</text:span> problem is a well-known example of the <text:span text:style-name="Strong_20_Emphasis">backtracking</text:span> technique in combinatorial optimization.<text:line-break/>Given a set of integers S and a desired total d, the task is to determine all possible combinations of elements whose sum equals d.</text:p>
      <text:p text:style-name="Text_20_body">The backtracking method explores all possible subsets by deciding for each element whether to include it in the current subset.<text:line-break/>If the accumulated sum surpasses the target, that branch is terminated immediately to avoid unnecessary calculations.<text:line-break/>This “pruning” process ensures that only valid and minimal subsets that meet the sum condition are generated.</text:p>
      <text:p text:style-name="P3"/>
      <text:p text:style-name="Text_20_body"><text:span text:style-name="Strong_20_Emphasis">Complexity:</text:span></text:p>
      <text:list text:style-name="L13">
        <text:list-item>
          <text:p text:style-name="P26"><text:span text:style-name="Strong_20_Emphasis">Time Complexity:</text:span> O(2n), since every element can be chosen or skipped.</text:p>
        </text:list-item>
        <text:list-item>
          <text:p text:style-name="P26"><text:span text:style-name="Strong_20_Emphasis">Space Complexity:</text:span> O(n), because of recursive function calls.</text:p>
        </text:list-item>
      </text:list>
      <text:p text:style-name="P3"/>
      <text:p text:style-name="Text_20_body"><text:span text:style-name="Strong_20_Emphasis">Objective:</text:span><text:line-break/>To create a Python program that applies backtracking to find all subsets from a given set of numbers that add up to a specific sum.</text:p>
      <text:p text:style-name="P3"/>
      <text:p text:style-name="Text_20_body"><text:span text:style-name="Strong_20_Emphasis">Algorithm:</text:span></text:p>
      <text:list text:style-name="L14">
        <text:list-item>
          <text:p text:style-name="P27">Sort the input set to improve efficiency during recursion.</text:p>
        </text:list-item>
        <text:list-item>
          <text:p text:style-name="P27">Initialize an empty subset and set the current sum to zero.</text:p>
        </text:list-item>
        <text:list-item>
          <text:p text:style-name="P27">Recursively attempt to add each element into the subset.</text:p>
        </text:list-item>
        <text:list-item>
          <text:p text:style-name="P27">If the current sum equals the target, display the subset.</text:p>
        </text:list-item>
        <text:list-item>
          <text:p text:style-name="P27">If the current sum exceeds the target, backtrack and try a new path.</text:p>
        </text:list-item>
        <text:list-item>
          <text:p text:style-name="P27">Continue the process until all subsets have been tested.</text:p>
        </text:list-item>
      </text:list>
      <text:p text:style-name="P3"/>
      <text:p text:style-name="Text_20_body"><text:span text:style-name="Strong_20_Emphasis">Python Program:</text:span></text:p>
      <text:p text:style-name="P7"><text:span text:style-name="Source_20_Text">def subset_sum(arr, target, partial=[], partial_sum=0, index=0):</text:span></text:p>
      <text:p text:style-name="P8"><text:span text:style-name="Source_20_Text"><text:s text:c="4"/># If the current combination gives the target sum</text:span></text:p>
      <text:p text:style-name="P8"><text:span text:style-name="Source_20_Text"><text:s text:c="4"/>if partial_sum == target:</text:span></text:p>
      <text:p text:style-name="P8"><text:span text:style-name="Source_20_Text"><text:s text:c="8"/>print("Subset:", partial)</text:span></text:p>
      <text:p text:style-name="P8"><text:soft-page-break/><text:span text:style-name="Source_20_Text"><text:s text:c="8"/>return</text:span></text:p>
      <text:p text:style-name="P8"/>
      <text:p text:style-name="P8"><text:span text:style-name="Source_20_Text"><text:s text:c="4"/># Stop if sum exceeds or all elements have been used</text:span></text:p>
      <text:p text:style-name="P8"><text:span text:style-name="Source_20_Text"><text:s text:c="4"/>if partial_sum &gt; target or index == len(arr):</text:span></text:p>
      <text:p text:style-name="P8"><text:span text:style-name="Source_20_Text"><text:s text:c="8"/>return</text:span></text:p>
      <text:p text:style-name="P8"/>
      <text:p text:style-name="P8"><text:span text:style-name="Source_20_Text"><text:s text:c="4"/># Include current element</text:span></text:p>
      <text:p text:style-name="P8"><text:span text:style-name="Source_20_Text"><text:s text:c="4"/>subset_sum(arr, target, partial + [arr[index]], partial_sum + arr[index], index + 1)</text:span></text:p>
      <text:p text:style-name="P8"/>
      <text:p text:style-name="P8"><text:span text:style-name="Source_20_Text"><text:s text:c="4"/># Exclude current element</text:span></text:p>
      <text:p text:style-name="P8"><text:span text:style-name="Source_20_Text"><text:s text:c="4"/>subset_sum(arr, target, partial, partial_sum, index + 1)</text:span></text:p>
      <text:p text:style-name="P8"/>
      <text:p text:style-name="P8"/>
      <text:p text:style-name="P8"><text:span text:style-name="Source_20_Text"># Main program</text:span></text:p>
      <text:p text:style-name="P8"><text:span text:style-name="Source_20_Text">S = [5, 10, 12, 13, 15, 18]</text:span></text:p>
      <text:p text:style-name="P8"><text:span text:style-name="Source_20_Text">target = 30</text:span></text:p>
      <text:p text:style-name="P8"/>
      <text:p text:style-name="P8"><text:span text:style-name="Source_20_Text">print("Given set:", S)</text:span></text:p>
      <text:p text:style-name="P8"><text:span text:style-name="Source_20_Text">print("Target sum:", target)</text:span></text:p>
      <text:p text:style-name="P8"><text:span text:style-name="Source_20_Text">print("\nPossible subsets with sum equal to", target, ":")</text:span></text:p>
      <text:p text:style-name="P8"><text:span text:style-name="Source_20_Text">subset_sum(S, target)</text:span></text:p>
      <text:p text:style-name="P3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7"><text:span text:style-name="Source_20_Text">Given set: [5, 10, 12, 13, 15, 18]</text:span></text:p>
      <text:p text:style-name="P8"><text:span text:style-name="Source_20_Text">Target sum: 30</text:span></text:p>
      <text:p text:style-name="Text_20_body"><text:span text:style-name="Strong_20_Emphasis">Output:</text:span></text:p>
      <text:p text:style-name="P7"><text:span text:style-name="Source_20_Text">Subset: [5, 10, 15]</text:span></text:p>
      <text:p text:style-name="P8"><text:span text:style-name="Source_20_Text">Subset: [5, 12, 13]</text:span></text:p>
      <text:p text:style-name="P8"><text:span text:style-name="Source_20_Text">Subset: [12, 18]</text:span></text:p>
      <text:p text:style-name="P3"/>
      <text:p text:style-name="P2"/>
      <text:p text:style-name="P24">Problem No-9 Write a program to solve the 0/1 Knapsack problem using a dynamic programming approach with profits P=(15,25,13,23) weights W=(2,6,12,9) knapsack capacity C=20, and the number of items n=4.</text:p>
      <text:p text:style-name="P2"><text:span text:style-name="Strong_20_Emphasis">Title:</text:span><text:line-break/>Write a program to solve the 0/1 Knapsack problem using a dynamic programming approach with profits P = (15, 25, 13, 23), weights W = (2, 6, 12, 9), knapsack capacity C = 20, and number of items n = 4</text:p>
      <text:p text:style-name="P3"/>
      <text:p text:style-name="Text_20_body"><text:span text:style-name="Strong_20_Emphasis">Theory:</text:span><text:line-break/>The <text:span text:style-name="Strong_20_Emphasis">0/1 Knapsack problem</text:span> is a classic combinatorial optimization problem that demonstrates how to make the best selection under constraints.<text:line-break/>Each item has two properties — a <text:span text:style-name="Strong_20_Emphasis">profit</text:span> and a <text:span text:style-name="Strong_20_Emphasis">weight</text:span>.<text:line-break/>The aim is to maximize total profit without exceeding the total weight limit of the knapsack.</text:p>
      <text:p text:style-name="Text_20_body">The <text:span text:style-name="Strong_20_Emphasis">0/1</text:span> restriction means each item may either be <text:span text:style-name="Strong_20_Emphasis">chosen once</text:span> or <text:span text:style-name="Strong_20_Emphasis">not chosen at all</text:span>.<text:line-break/>By applying <text:span text:style-name="Strong_20_Emphasis">Dynamic Programming (DP)</text:span>, the problem is solved efficiently by storing results of smaller subproblems to avoid recalculations.<text:line-break/>The solution table helps to decide whether including or excluding an item yields a better total profit for each possible capacity.</text:p>
      <text:p text:style-name="P3"/>
      <text:p text:style-name="Text_20_body"><text:span text:style-name="Strong_20_Emphasis">Complexity:</text:span></text:p>
      <text:list text:style-name="L15">
        <text:list-item>
          <text:p text:style-name="P28"><text:span text:style-name="Strong_20_Emphasis">Time Complexity:</text:span> O(n×C)</text:p>
        </text:list-item>
        <text:list-item>
          <text:p text:style-name="P28"><text:span text:style-name="Strong_20_Emphasis">Space Complexity:</text:span> O(n×C)</text:p>
        </text:list-item>
      </text:list>
      <text:p text:style-name="P3"/>
      <text:p text:style-name="Text_20_body"><text:span text:style-name="Strong_20_Emphasis">Objective:</text:span><text:line-break/>To write a Python program that uses the dynamic programming approach to compute the highest total profit possible without exceeding a specified weight capacity.</text:p>
      <text:p text:style-name="P3"/>
      <text:p text:style-name="Text_20_body"><text:span text:style-name="Strong_20_Emphasis">Algorithm:</text:span></text:p>
      <text:list text:style-name="L16">
        <text:list-item>
          <text:p text:style-name="P29">Input arrays for item <text:span text:style-name="Strong_20_Emphasis">profits (P)</text:span> and <text:span text:style-name="Strong_20_Emphasis">weights (W)</text:span>.</text:p>
        </text:list-item>
        <text:list-item>
          <text:p text:style-name="P29">Create a 2D DP matrix <text:span text:style-name="Source_20_Text">dp[i][j]</text:span> representing the maximum profit achievable with <text:span text:style-name="Source_20_Text">i</text:span> items and a knapsack capacity of <text:span text:style-name="Source_20_Text">j</text:span>.</text:p>
        </text:list-item>
        <text:list-item>
          <text:p text:style-name="P29">For each item and capacity value:</text:p>
          <text:list>
            <text:list-item>
              <text:p text:style-name="P29">If the item’s weight is greater than the current capacity, retain the previous value (<text:span text:style-name="Source_20_Text">dp[i][j] = dp[i-1][j]</text:span>).</text:p>
            </text:list-item>
            <text:list-item>
              <text:p text:style-name="P29">Otherwise, choose the maximum of:</text:p>
              <text:list>
                <text:list-item>
                  <text:p text:style-name="P29">Excluding the current item (<text:span text:style-name="Source_20_Text">dp[i-1][j]</text:span>)</text:p>
                </text:list-item>
                <text:list-item>
                  <text:p text:style-name="P29">Including the current item (<text:span text:style-name="Source_20_Text">P[i-1] + dp[i-1][j - W[i-1]]</text:span>)</text:p>
                </text:list-item>
              </text:list>
            </text:list-item>
          </text:list>
        </text:list-item>
        <text:list-item>
          <text:p text:style-name="P29">The bottom-right element of the DP matrix gives the optimal total profit.</text:p>
        </text:list-item>
      </text:list>
      <text:p text:style-name="P3"><text:soft-page-break/></text:p>
      <text:p text:style-name="Text_20_body"><text:span text:style-name="Strong_20_Emphasis">Python Program:</text:span></text:p>
      <text:p text:style-name="P7"><text:span text:style-name="Source_20_Text">def knapsack(P, W, C, n):</text:span></text:p>
      <text:p text:style-name="P8"><text:span text:style-name="Source_20_Text"><text:s text:c="4"/># Initialize DP table</text:span></text:p>
      <text:p text:style-name="P8"><text:span text:style-name="Source_20_Text"><text:s text:c="4"/>dp = [[0] * (C + 1) for _ in range(n + 1)]</text:span></text:p>
      <text:p text:style-name="P8"/>
      <text:p text:style-name="P8"><text:span text:style-name="Source_20_Text"><text:s text:c="4"/># Fill DP table</text:span></text:p>
      <text:p text:style-name="P8"><text:span text:style-name="Source_20_Text"><text:s text:c="4"/>for i in range(1, n + 1):</text:span></text:p>
      <text:p text:style-name="P8"><text:span text:style-name="Source_20_Text"><text:s text:c="8"/>for cap in range(1, C + 1):</text:span></text:p>
      <text:p text:style-name="P8"><text:span text:style-name="Source_20_Text"><text:s text:c="12"/>if W[i - 1] &lt;= cap:</text:span></text:p>
      <text:p text:style-name="P8"><text:span text:style-name="Source_20_Text"><text:s text:c="16"/>include = P[i - 1] + dp[i - 1][cap - W[i - 1]]</text:span></text:p>
      <text:p text:style-name="P8"><text:span text:style-name="Source_20_Text"><text:s text:c="16"/>exclude = dp[i - 1][cap]</text:span></text:p>
      <text:p text:style-name="P8"><text:span text:style-name="Source_20_Text"><text:s text:c="16"/>dp[i][cap] = max(include, exclude)</text:span></text:p>
      <text:p text:style-name="P8"><text:span text:style-name="Source_20_Text"><text:s text:c="12"/>else:</text:span></text:p>
      <text:p text:style-name="P8"><text:span text:style-name="Source_20_Text"><text:s text:c="16"/>dp[i][cap] = dp[i - 1][cap]</text:span></text:p>
      <text:p text:style-name="P8"/>
      <text:p text:style-name="P8"><text:span text:style-name="Source_20_Text"><text:s text:c="4"/>return dp[n][C]</text:span></text:p>
      <text:p text:style-name="P8"/>
      <text:p text:style-name="P8"/>
      <text:p text:style-name="P8"><text:span text:style-name="Source_20_Text"># Data</text:span></text:p>
      <text:p text:style-name="P8"><text:span text:style-name="Source_20_Text">P = [15, 25, 13, 23]</text:span></text:p>
      <text:p text:style-name="P8"><text:span text:style-name="Source_20_Text">W = [2, 6, 12, 9]</text:span></text:p>
      <text:p text:style-name="P8"><text:span text:style-name="Source_20_Text">C = 20</text:span></text:p>
      <text:p text:style-name="P8"><text:span text:style-name="Source_20_Text">n = 4</text:span></text:p>
      <text:p text:style-name="P8"/>
      <text:p text:style-name="P8"><text:span text:style-name="Source_20_Text">result = knapsack(P, W, C, n)</text:span></text:p>
      <text:p text:style-name="P8"><text:span text:style-name="Source_20_Text">print("Maximum profit attainable:", result)</text:span></text:p>
      <text:p text:style-name="P3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7"><text:span text:style-name="Source_20_Text">Profits: [15, 25, 13, 23]</text:span></text:p>
      <text:p text:style-name="P8"><text:span text:style-name="Source_20_Text">Weights: [2, 6, 12, 9]</text:span></text:p>
      <text:p text:style-name="P8"><text:span text:style-name="Source_20_Text">Capacity: 20</text:span></text:p>
      <text:p text:style-name="Text_20_body"><text:span text:style-name="Strong_20_Emphasis">Output:</text:span></text:p>
      <text:p text:style-name="P7"><text:span text:style-name="Source_20_Text">Maximum profit attainable: 63</text:span></text:p>
      <text:p text:style-name="P30"/>
      <text:p text:style-name="P31">Problem No-10 Write a program to solve the Tower of Hanoi problem for N disks.</text:p>
      <text:p text:style-name="P32"><text:span text:style-name="Strong_20_Emphasis">Title:</text:span><text:line-break/>Write a program to solve the Tower of Hanoi problem for N disks</text:p>
      <text:p text:style-name="P3"/>
      <text:p text:style-name="Text_20_body"><text:span text:style-name="Strong_20_Emphasis">Theory:</text:span><text:line-break/>The <text:span text:style-name="Strong_20_Emphasis">Tower of Hanoi</text:span> is one of the most famous examples of <text:span text:style-name="Strong_20_Emphasis">recursion</text:span> in computer science.<text:line-break/>The problem consists of <text:span text:style-name="Strong_20_Emphasis">three pegs (rods)</text:span> and a set of <text:span text:style-name="Strong_20_Emphasis">disks of different sizes</text:span> stacked on one peg in descending order (largest at the bottom).<text:line-break/>The task is to transfer all disks from the <text:span text:style-name="Strong_20_Emphasis">source peg</text:span> to the <text:span text:style-name="Strong_20_Emphasis">target peg</text:span>, using the <text:span text:style-name="Strong_20_Emphasis">auxiliary peg</text:span> as help, while following specific rules:</text:p>
      <text:list text:style-name="L17">
        <text:list-item>
          <text:p text:style-name="P33">Only one disk can be moved at a time.</text:p>
        </text:list-item>
        <text:list-item>
          <text:p text:style-name="P33">A larger disk can never be placed on top of a smaller one.</text:p>
        </text:list-item>
        <text:list-item>
          <text:p text:style-name="P33">Only the uppermost disk on any peg can be moved.</text:p>
        </text:list-item>
      </text:list>
      <text:p text:style-name="Text_20_body">The recursive solution divides the problem into smaller instances — moving N−1 disks to the auxiliary peg, then the largest disk to the destination, and finally moving the smaller disks again onto the destination peg.</text:p>
      <text:p text:style-name="P3"/>
      <text:p text:style-name="Text_20_body"><text:span text:style-name="Strong_20_Emphasis">Complexity:</text:span></text:p>
      <text:list text:style-name="L18">
        <text:list-item>
          <text:p text:style-name="P34"><text:span text:style-name="Strong_20_Emphasis">Total Moves Required:</text:span> 2N−1</text:p>
        </text:list-item>
        <text:list-item>
          <text:p text:style-name="P34"><text:span text:style-name="Strong_20_Emphasis">Time Complexity:</text:span> O(2N)</text:p>
        </text:list-item>
        <text:list-item>
          <text:p text:style-name="P34"><text:span text:style-name="Strong_20_Emphasis">Space Complexity:</text:span> O(N)</text:p>
        </text:list-item>
      </text:list>
      <text:p text:style-name="P3"/>
      <text:p text:style-name="Text_20_body"><text:span text:style-name="Strong_20_Emphasis">Objective:</text:span><text:line-break/>To design a recursive Python program that simulates the Tower of Hanoi problem and prints the complete step-by-step sequence of moves for any number of disks N.</text:p>
      <text:p text:style-name="P3"/>
      <text:p text:style-name="Text_20_body"><text:span text:style-name="Strong_20_Emphasis">Algorithm:</text:span></text:p>
      <text:list text:style-name="L19">
        <text:list-item>
          <text:p text:style-name="P35">Define three rods: <text:span text:style-name="Strong_20_Emphasis">Source (A)</text:span>, <text:span text:style-name="Strong_20_Emphasis">Auxiliary (B)</text:span>, and <text:span text:style-name="Strong_20_Emphasis">Destination (C)</text:span>.</text:p>
        </text:list-item>
        <text:list-item>
          <text:p text:style-name="P35">If there is only one disk, move it directly from <text:span text:style-name="Strong_20_Emphasis">A → C</text:span>.</text:p>
        </text:list-item>
        <text:list-item>
          <text:p text:style-name="P35">Otherwise:</text:p>
          <text:list>
            <text:list-item>
              <text:p text:style-name="P35">Move the top N−1 disks from <text:span text:style-name="Strong_20_Emphasis">A → B</text:span> (using <text:span text:style-name="Strong_20_Emphasis">C</text:span> temporarily).</text:p>
            </text:list-item>
            <text:list-item>
              <text:p text:style-name="P35">Move the largest remaining disk from <text:span text:style-name="Strong_20_Emphasis">A → C</text:span>.</text:p>
            </text:list-item>
            <text:list-item>
              <text:p text:style-name="P35">Move the N−1 disks from <text:span text:style-name="Strong_20_Emphasis">B → C</text:span> (using <text:span text:style-name="Strong_20_Emphasis">A</text:span> temporarily).</text:p>
            </text:list-item>
          </text:list>
        </text:list-item>
        <text:list-item>
          <text:p text:style-name="P35">Repeat recursively until all disks are shifted.</text:p>
        </text:list-item>
      </text:list>
      <text:p text:style-name="P3"/>
      <text:p text:style-name="Text_20_body"><text:span text:style-name="Strong_20_Emphasis">Python Program:</text:span></text:p>
      <text:p text:style-name="P7"><text:span text:style-name="Source_20_Text">def hanoi(n, src, aux, dest):</text:span></text:p>
      <text:p text:style-name="P8"><text:soft-page-break/><text:span text:style-name="Source_20_Text"><text:s text:c="4"/>if n == 1:</text:span></text:p>
      <text:p text:style-name="P8"><text:span text:style-name="Source_20_Text"><text:s text:c="8"/>print(f"Move disk 1 from {src} to {dest}")</text:span></text:p>
      <text:p text:style-name="P8"><text:span text:style-name="Source_20_Text"><text:s text:c="8"/>return</text:span></text:p>
      <text:p text:style-name="P8"><text:span text:style-name="Source_20_Text"><text:s text:c="4"/># Move top n-1 disks to auxiliary peg</text:span></text:p>
      <text:p text:style-name="P8"><text:span text:style-name="Source_20_Text"><text:s text:c="4"/>hanoi(n - 1, src, dest, aux)</text:span></text:p>
      <text:p text:style-name="P8"><text:span text:style-name="Source_20_Text"><text:s text:c="4"/>print(f"Move disk {n} from {src} to {dest}")</text:span></text:p>
      <text:p text:style-name="P8"><text:span text:style-name="Source_20_Text"><text:s text:c="4"/># Move disks from auxiliary to destination</text:span></text:p>
      <text:p text:style-name="P8"><text:span text:style-name="Source_20_Text"><text:s text:c="4"/>hanoi(n - 1, aux, src, dest)</text:span></text:p>
      <text:p text:style-name="P8"/>
      <text:p text:style-name="P8"><text:span text:style-name="Source_20_Text"># Main execution</text:span></text:p>
      <text:p text:style-name="P8"><text:span text:style-name="Source_20_Text">N = int(input("Enter number of disks: "))</text:span></text:p>
      <text:p text:style-name="P8"><text:span text:style-name="Source_20_Text">print("Steps to solve Tower of Hanoi:")</text:span></text:p>
      <text:p text:style-name="P8"><text:span text:style-name="Source_20_Text">hanoi(N, 'A', 'B', 'C')</text:span></text:p>
      <text:p text:style-name="P8"><text:span text:style-name="Source_20_Text">print(f"Total moves = {2**N - 1}")</text:span></text:p>
      <text:p text:style-name="P3"/>
      <text:p text:style-name="Text_20_body"><text:span text:style-name="Strong_20_Emphasis">Example Input/Output:</text:span></text:p>
      <text:p text:style-name="Text_20_body"><text:span text:style-name="Strong_20_Emphasis">Input:</text:span></text:p>
      <text:p text:style-name="P7"><text:span text:style-name="Source_20_Text">Enter number of disks: 3</text:span></text:p>
      <text:p text:style-name="Text_20_body"><text:span text:style-name="Strong_20_Emphasis">Output:</text:span></text:p>
      <text:p text:style-name="P7"><text:span text:style-name="Source_20_Text">Steps to solve Tower of Hanoi:</text:span></text:p>
      <text:p text:style-name="P8"><text:span text:style-name="Source_20_Text">Move disk 1 from A to C</text:span></text:p>
      <text:p text:style-name="P8"><text:span text:style-name="Source_20_Text">Move disk 2 from A to B</text:span></text:p>
      <text:p text:style-name="P8"><text:span text:style-name="Source_20_Text">Move disk 1 from C to B</text:span></text:p>
      <text:p text:style-name="P8"><text:span text:style-name="Source_20_Text">Move disk 3 from A to C</text:span></text:p>
      <text:p text:style-name="P8"><text:span text:style-name="Source_20_Text">Move disk 1 from B to A</text:span></text:p>
      <text:p text:style-name="P8"><text:span text:style-name="Source_20_Text">Move disk 2 from B to C</text:span></text:p>
      <text:p text:style-name="P8"><text:span text:style-name="Source_20_Text">Move disk 1 from A to C</text:span></text:p>
      <text:p text:style-name="P8"><text:span text:style-name="Source_20_Text">Total moves = 7</text:span></text:p>
      <text:p text:style-name="P3"/>
      <text:p text:style-name="P32"/>
      <text:p text:style-name="P36"/>
      <text:h text:style-name="P37" text:outline-level="1">🧾 <text:span text:style-name="Strong_20_Emphasis">Index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l. No.</text:span></text:p>
            </table:table-cell>
            <table:table-cell table:style-name="Table1.A1" office:value-type="string">
              <text:p text:style-name="Table_20_Heading"><text:span text:style-name="Strong_20_Emphasis">Title of the Experimen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Write a program to sort a linear array using the Bubble Sort algorithm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Write a program to find an element using the Linear Search algorithm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Write a program to sort a linear array using the Merge Sort algorithm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Write a program to find an element using the Binary Search algorithm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Implementation of Stack Data Structure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Write a program to implement a Queue Data Structure along with its typical operations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Write a program to solve the N-Queens problem using Backtracking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Consider a set S = {5, 10, 12, 13, 15, 18} and d = 30. Write a program to solve the Sum of Subsets problem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Write a program to solve the 0/1 Knapsack problem using Dynamic Programming approach with given data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Write a program to solve the Tower of Hanoi problem for N disks</text:p>
          </table:table-cell>
        </table:table-row>
      </table:table>
      <text:p text:style-name="P3"/>
      <text:p text:style-name="P38"><text:span text:style-name="Source_20_Text"/></text:p>
      <text:p text:style-name="P39"><text:span text:style-name="Source_20_Text"/></text:p>
      <text:h text:style-name="P40" text:outline-level="1">🧾 <text:span text:style-name="Strong_20_Emphasis">Index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Sl. No.</text:span></text:p>
            </table:table-cell>
            <table:table-cell table:style-name="Table2.A1" office:value-type="string">
              <text:p text:style-name="Table_20_Heading"><text:span text:style-name="Strong_20_Emphasis">Title of the Experimen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Write a program to sort a linear array using the Bubble Sort algorithm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Write a program to find an element using the Linear Search algorithm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Write a program to sort a linear array using the Merge Sort algorithm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Write a program to find an element using the Binary Search algorithm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Implementation of Stack Data Structure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Write a program to implement a Queue Data Structure along with its typical operations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Write a program to solve the N-Queens problem using Backtracking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Consider a set S = {5, 10, 12, 13, 15, 18} and d = 30. Write a program to solve the Sum of Subsets problem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Write a program to solve the 0/1 Knapsack problem using Dynamic Programming approach with given data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Write a program to solve the Tower of Hanoi problem for N disks</text:p>
          </table:table-cell>
        </table:table-row>
      </table:table>
      <text:p text:style-name="P3"/>
      <text:p text:style-name="P38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5:51:13.818392261</meta:creation-date>
    <meta:generator>LibreOffice/25.2.6.2$Linux_X86_64 LibreOffice_project/520$Build-2</meta:generator>
    <dc:date>2025-10-11T19:25:46.178444270</dc:date>
    <meta:editing-duration>PT18M28S</meta:editing-duration>
    <meta:editing-cycles>6</meta:editing-cycles>
    <meta:print-date>2025-10-11T19:21:09.404039135</meta:print-date>
    <meta:printed-by>PDF files</meta:printed-by>
    <meta:document-statistic meta:table-count="2" meta:image-count="0" meta:object-count="0" meta:page-count="20" meta:paragraph-count="445" meta:word-count="3610" meta:character-count="21080" meta:non-whitespace-character-count="17150"/>
  </office:meta>
</office:document-meta>
</file>